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NHO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87 USF ALTO JOSE DO PINH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ALTO JOSE DO PINHO I, 00001548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37M0S" table:style-name="ce3">
            <text:p>16:37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ECILIA AGOSTINHO DA SILVA</text:p>
          </table:table-cell>
          <table:table-cell office:value-type="date" office:date-value="2002-08-11T00:00:00" table:style-name="ce2">
            <text:p>11/08/2002</text:p>
          </table:table-cell>
          <table:table-cell office:value-type="string" table:style-name="ce1">
            <text:p>23 ano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18.690.184-51</text:p>
          </table:table-cell>
          <table:table-cell office:value-type="float" office:value="706702523482018" table:style-name="ce1">
            <text:p>7,06703E+14</text:p>
          </table:table-cell>
          <table:table-cell office:value-type="string" table:style-name="ce1">
            <text:p>(81) 98754-34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bedour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52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" table:style-name="ce1">
            <text:p>65</text:p>
          </table:table-cell>
          <table:table-cell office:value-type="float" office:value="163" table:style-name="ce1">
            <text:p>163</text:p>
          </table:table-cell>
          <table:table-cell office:value-type="date" office:date-value="2025-04-04T00:00:00" table:style-name="ce2">
            <text:p>04/04/2025</text:p>
          </table:table-cell>
          <table:table-cell office:value-type="string" table:style-name="ce1">
            <text:p>90/60</text:p>
          </table:table-cell>
          <table:table-cell office:value-type="date" office:date-value="2025-04-04T00:00:00" table:style-name="ce2">
            <text:p>04/04/2025</text:p>
          </table:table-cell>
          <table:table-cell office:value-type="string" table:style-name="ce1">
            <text:p>Habitual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EANE DOS SANTOS</text:p>
          </table:table-cell>
          <table:table-cell office:value-type="date" office:date-value="1991-07-07T00:00:00" table:style-name="ce2">
            <text:p>07/07/1991</text:p>
          </table:table-cell>
          <table:table-cell office:value-type="string" table:style-name="ce1">
            <text:p>34 anos e 1 mê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590.234-29</text:p>
          </table:table-cell>
          <table:table-cell office:value-type="float" office:value="700006446487708" table:style-name="ce1">
            <text:p>7,00006E+14</text:p>
          </table:table-cell>
          <table:table-cell office:value-type="string" table:style-name="ce1">
            <text:p>(81) 98803-13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atorze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70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4" table:style-name="ce1">
            <text:p>85,4</text:p>
          </table:table-cell>
          <table:table-cell office:value-type="float" office:value="160" table:style-name="ce1">
            <text:p>160</text:p>
          </table:table-cell>
          <table:table-cell office:value-type="date" office:date-value="2022-09-22T00:00:00" table:style-name="ce2">
            <text:p>22/09/2022</text:p>
          </table:table-cell>
          <table:table-cell office:value-type="string" table:style-name="ce1">
            <text:p>110/80</text:p>
          </table:table-cell>
          <table:table-cell office:value-type="date" office:date-value="2022-09-13T00:00:00" table:style-name="ce2">
            <text:p>13/09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3" table:style-name="ce1">
            <text:p>19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VIANE VANESSA PEREIRA DOS SANTOS</text:p>
          </table:table-cell>
          <table:table-cell office:value-type="date" office:date-value="1985-04-24T00:00:00" table:style-name="ce2">
            <text:p>24/04/1985</text:p>
          </table:table-cell>
          <table:table-cell office:value-type="string" table:style-name="ce1">
            <text:p>40 anos e 4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5.696.054-02</text:p>
          </table:table-cell>
          <table:table-cell office:value-type="float" office:value="700201960398930" table:style-name="ce1">
            <text:p>7,00202E+14</text:p>
          </table:table-cell>
          <table:table-cell office:value-type="string" table:style-name="ce1">
            <text:p>(81) 98884-54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846-13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ge de un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45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" table:style-name="ce1">
            <text:p>99</text:p>
          </table:table-cell>
          <table:table-cell office:value-type="float" office:value="168" table:style-name="ce1">
            <text:p>168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140/90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3" table:style-name="ce1">
            <text:p>19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EICE KELLY LIMA DO NASCIMENTO</text:p>
          </table:table-cell>
          <table:table-cell office:value-type="date" office:date-value="1999-04-08T00:00:00" table:style-name="ce2">
            <text:p>08/04/1999</text:p>
          </table:table-cell>
          <table:table-cell office:value-type="string" table:style-name="ce1">
            <text:p>26 anos e 4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187.084-00</text:p>
          </table:table-cell>
          <table:table-cell office:value-type="float" office:value="708609526047189" table:style-name="ce1">
            <text:p>7,0861E+14</text:p>
          </table:table-cell>
          <table:table-cell office:value-type="string" table:style-name="ce1">
            <text:p>(81) 98835-1260</text:p>
          </table:table-cell>
          <table:table-cell office:value-type="string" table:style-name="ce1">
            <text:p>(81) 98835-126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acatiar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4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.5" table:style-name="ce1">
            <text:p>97,5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10/7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SSANDRA SANTOS DE LIMA</text:p>
          </table:table-cell>
          <table:table-cell office:value-type="date" office:date-value="1988-08-13T00:00:00" table:style-name="ce2">
            <text:p>13/08/1988</text:p>
          </table:table-cell>
          <table:table-cell office:value-type="string" table:style-name="ce1">
            <text:p>37 ano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4.131.327-17</text:p>
          </table:table-cell>
          <table:table-cell office:value-type="float" office:value="703408976340200" table:style-name="ce1">
            <text:p>7,03409E+14</text:p>
          </table:table-cell>
          <table:table-cell office:value-type="string" table:style-name="ce1">
            <text:p>(81) 98668-70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venca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CASA 2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425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" table:style-name="ce1">
            <text:p>95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20/7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LA TEIXEIRA TOMAZ</text:p>
          </table:table-cell>
          <table:table-cell office:value-type="date" office:date-value="2004-02-28T00:00:00" table:style-name="ce2">
            <text:p>28/02/2004</text:p>
          </table:table-cell>
          <table:table-cell office:value-type="string" table:style-name="ce1">
            <text:p>21 anos e 6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7.821.904-17</text:p>
          </table:table-cell>
          <table:table-cell office:value-type="float" office:value="702701680288460" table:style-name="ce1">
            <text:p>7,02702E+14</text:p>
          </table:table-cell>
          <table:table-cell office:value-type="string" table:style-name="ce1">
            <text:p>(81) 99941-85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guari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3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169" table:style-name="ce1">
            <text:p>169</text:p>
          </table:table-cell>
          <table:table-cell office:value-type="date" office:date-value="2022-08-30T00:00:00" table:style-name="ce2">
            <text:p>30/08/2022</text:p>
          </table:table-cell>
          <table:table-cell office:value-type="string" table:style-name="ce1">
            <text:p>90/60</text:p>
          </table:table-cell>
          <table:table-cell office:value-type="date" office:date-value="2022-08-30T00:00:00" table:style-name="ce2">
            <text:p>30/08/2022</text:p>
          </table:table-cell>
          <table:table-cell office:value-type="string" table:style-name="ce1">
            <text:p>Habitual</text:p>
          </table:table-cell>
          <table:table-cell office:value-type="float" office:value="189" table:style-name="ce1">
            <text:p>189</text:p>
          </table:table-cell>
          <table:table-cell office:value-type="float" office:value="6" table:style-name="ce1">
            <text:p>6</text:p>
          </table:table-cell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URINETE TENORIO DA HORA</text:p>
          </table:table-cell>
          <table:table-cell office:value-type="date" office:date-value="1994-05-23T00:00:00" table:style-name="ce2">
            <text:p>23/05/1994</text:p>
          </table:table-cell>
          <table:table-cell office:value-type="string" table:style-name="ce1">
            <text:p>31 anos e 3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3.176.034-43</text:p>
          </table:table-cell>
          <table:table-cell office:value-type="float" office:value="700806494243689" table:style-name="ce1">
            <text:p>7,00806E+14</text:p>
          </table:table-cell>
          <table:table-cell office:value-type="string" table:style-name="ce1">
            <text:p>(81) 99479-92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urucu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4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" table:style-name="ce1">
            <text:p>94</text:p>
          </table:table-cell>
          <table:table-cell office:value-type="float" office:value="161" table:style-name="ce1">
            <text:p>161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110/70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AROLINA DOS SANTOS LIMA</text:p>
          </table:table-cell>
          <table:table-cell office:value-type="date" office:date-value="2007-02-27T00:00:00" table:style-name="ce2">
            <text:p>27/02/2007</text:p>
          </table:table-cell>
          <table:table-cell office:value-type="string" table:style-name="ce1">
            <text:p>18 anos e 6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3.690.594-39</text:p>
          </table:table-cell>
          <table:table-cell office:value-type="float" office:value="700207931019027" table:style-name="ce1">
            <text:p>7,00208E+14</text:p>
          </table:table-cell>
          <table:table-cell office:value-type="string" table:style-name="ce1">
            <text:p>(81) 98447-09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quiraz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48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LÁVIA FERREIRA DA SILVA</text:p>
          </table:table-cell>
          <table:table-cell office:value-type="date" office:date-value="1988-06-11T00:00:00" table:style-name="ce2">
            <text:p>11/06/1988</text:p>
          </table:table-cell>
          <table:table-cell office:value-type="string" table:style-name="ce1">
            <text:p>37 anos e 2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64.738.484-10</text:p>
          </table:table-cell>
          <table:table-cell office:value-type="float" office:value="706207051095961" table:style-name="ce1">
            <text:p>7,06207E+14</text:p>
          </table:table-cell>
          <table:table-cell office:value-type="string" table:style-name="ce1">
            <text:p>(81) 98576-69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verino bernardino pereira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4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5" table:style-name="ce1">
            <text:p>69,5</text:p>
          </table:table-cell>
          <table:table-cell office:value-type="float" office:value="152" table:style-name="ce1">
            <text:p>152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120/70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Habitual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SELLE DE FRANÇA MONTEBELO ALVES</text:p>
          </table:table-cell>
          <table:table-cell office:value-type="date" office:date-value="1991-10-26T00:00:00" table:style-name="ce2">
            <text:p>26/10/1991</text:p>
          </table:table-cell>
          <table:table-cell office:value-type="string" table:style-name="ce1">
            <text:p>33 anos e 10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2.438.114-94</text:p>
          </table:table-cell>
          <table:table-cell office:value-type="float" office:value="708008383764529" table:style-name="ce1">
            <text:p>7,08008E+14</text:p>
          </table:table-cell>
          <table:table-cell office:value-type="string" table:style-name="ce1">
            <text:p>(81) 98738-3378</text:p>
          </table:table-cell>
          <table:table-cell office:value-type="string" table:style-name="ce1">
            <text:p>(81) 98738-3378</text:p>
          </table:table-cell>
          <table:table-cell office:value-type="string" table:style-name="ce1">
            <text:p>(81) 98738-337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verino bernardino pereira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53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8" table:style-name="ce1">
            <text:p>69,8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00/6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Alto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OLAINI SANTOS DE SANTANA</text:p>
          </table:table-cell>
          <table:table-cell office:value-type="date" office:date-value="1996-04-16T00:00:00" table:style-name="ce2">
            <text:p>16/04/1996</text:p>
          </table:table-cell>
          <table:table-cell office:value-type="string" table:style-name="ce1">
            <text:p>29 anos e 4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189.854-46</text:p>
          </table:table-cell>
          <table:table-cell office:value-type="float" office:value="706003872533243" table:style-name="ce1">
            <text:p>7,06004E+14</text:p>
          </table:table-cell>
          <table:table-cell office:value-type="string" table:style-name="ce1">
            <text:p>(81) 99956-05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verino bernardino pereira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53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69" table:style-name="ce1">
            <text:p>169</text:p>
          </table:table-cell>
          <table:table-cell office:value-type="date" office:date-value="2025-03-19T00:00:00" table:style-name="ce2">
            <text:p>19/03/2025</text:p>
          </table:table-cell>
          <table:table-cell office:value-type="string" table:style-name="ce1">
            <text:p>90/60</text:p>
          </table:table-cell>
          <table:table-cell office:value-type="date" office:date-value="2025-03-19T00:00:00" table:style-name="ce2">
            <text:p>19/03/2025</text:p>
          </table:table-cell>
          <table:table-cell office:value-type="string" table:style-name="ce1">
            <text:p>Habitual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IZIANA CARNEIRO DE LIMA DE ALBUQUERQUE</text:p>
          </table:table-cell>
          <table:table-cell office:value-type="date" office:date-value="2002-04-06T00:00:00" table:style-name="ce2">
            <text:p>06/04/2002</text:p>
          </table:table-cell>
          <table:table-cell office:value-type="string" table:style-name="ce1">
            <text:p>23 anos e 4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1.629.474-71</text:p>
          </table:table-cell>
          <table:table-cell office:value-type="float" office:value="705000631925452" table:style-name="ce1">
            <text:p>7,05001E+14</text:p>
          </table:table-cell>
          <table:table-cell office:value-type="string" table:style-name="ce1">
            <text:p>(81) 98360-62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quiraz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4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160" table:style-name="ce1">
            <text:p>160</text:p>
          </table:table-cell>
          <table:table-cell office:value-type="date" office:date-value="2025-04-30T00:00:00" table:style-name="ce2">
            <text:p>30/04/2025</text:p>
          </table:table-cell>
          <table:table-cell office:value-type="string" table:style-name="ce1">
            <text:p>90/60</text:p>
          </table:table-cell>
          <table:table-cell office:value-type="date" office:date-value="2025-04-30T00:00:00" table:style-name="ce2">
            <text:p>30/04/2025</text:p>
          </table:table-cell>
          <table:table-cell office:value-type="string" table:style-name="ce1">
            <text:p>Habitual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NA MAIARA SANTOS DA SILVA</text:p>
          </table:table-cell>
          <table:table-cell office:value-type="date" office:date-value="2003-06-20T00:00:00" table:style-name="ce2">
            <text:p>20/06/2003</text:p>
          </table:table-cell>
          <table:table-cell office:value-type="string" table:style-name="ce1">
            <text:p>22 anos e 2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69.971.284-08</text:p>
          </table:table-cell>
          <table:table-cell office:value-type="float" office:value="700004209315707" table:style-name="ce1">
            <text:p>7,00004E+14</text:p>
          </table:table-cell>
          <table:table-cell office:value-type="string" table:style-name="ce1">
            <text:p>(81) 98342-34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quiraz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480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5" table:style-name="ce1">
            <text:p>85,5</text:p>
          </table:table-cell>
          <table:table-cell office:value-type="float" office:value="185" table:style-name="ce1">
            <text:p>185</text:p>
          </table:table-cell>
          <table:table-cell office:value-type="date" office:date-value="2024-10-07T00:00:00" table:style-name="ce2">
            <text:p>07/10/2024</text:p>
          </table:table-cell>
          <table:table-cell office:value-type="string" table:style-name="ce1">
            <text:p>100/80</text:p>
          </table:table-cell>
          <table:table-cell office:value-type="date" office:date-value="2025-02-19T00:00:00" table:style-name="ce2">
            <text:p>19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RA GALDIANO DE FREITAS</text:p>
          </table:table-cell>
          <table:table-cell office:value-type="date" office:date-value="2004-09-16T00:00:00" table:style-name="ce2">
            <text:p>16/09/2004</text:p>
          </table:table-cell>
          <table:table-cell office:value-type="string" table:style-name="ce1">
            <text:p>20 anos e 11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18.914.194-47</text:p>
          </table:table-cell>
          <table:table-cell office:value-type="float" office:value="898004055731371" table:style-name="ce1">
            <text:p>8,98004E+14</text:p>
          </table:table-cell>
          <table:table-cell office:value-type="string" table:style-name="ce1">
            <text:p>(81) 99218-83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verino bernardino pereira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459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5" table:style-name="ce1">
            <text:p>63,5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00/5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LANA SABRINA OLIVEIRA DIAS</text:p>
          </table:table-cell>
          <table:table-cell office:value-type="date" office:date-value="2000-01-08T00:00:00" table:style-name="ce2">
            <text:p>08/01/2000</text:p>
          </table:table-cell>
          <table:table-cell office:value-type="string" table:style-name="ce1">
            <text:p>25 anos e 7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43.035.554-95</text:p>
          </table:table-cell>
          <table:table-cell office:value-type="float" office:value="700206465837822" table:style-name="ce1">
            <text:p>7,00206E+14</text:p>
          </table:table-cell>
          <table:table-cell office:value-type="string" table:style-name="ce1">
            <text:p>(81) 98772-09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Lage de una</text:p>
          </table:table-cell>
          <table:table-cell office:value-type="string" table:style-name="ce1">
            <text:p>S/N</text:p>
          </table:table-cell>
          <table:table-cell table:style-name="ce1"/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45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160" table:style-name="ce1">
            <text:p>160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100/6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7T10:34:06Z</meta:creation-date>
    <dc:date>2025-09-17T10:34:06Z</dc:date>
  </office:meta>
</office:document-meta>
</file>